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3.6979in" table:align="left" style:may-break-between-rows="false"/>
    </style:style>
    <style:style style:name="Table4.A" style:family="table-column">
      <style:table-column-properties style:column-width="3.6979in"/>
    </style:style>
    <style:style style:name="Table2" style:family="table" style:master-page-name="">
      <style:table-properties style:width="6.6896in" style:page-number="auto" fo:break-before="auto" fo:break-after="auto" table:align="margins" fo:background-color="transparent" style:shadow="none" fo:keep-with-next="auto" style:may-break-between-rows="false" style:writing-mode="lr-tb">
        <style:background-image/>
      </style:table-properties>
    </style:style>
    <style:style style:name="Table2.A" style:family="table-column">
      <style:table-column-properties style:column-width="3.3451in" style:rel-column-width="32767*"/>
    </style:style>
    <style:style style:name="Table2.A1" style:family="table-cell">
      <style:table-cell-properties fo:padding="0.0382in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style:vertical-align="" fo:background-color="#cccccc" fo:padding="0.0382in" fo:border-left="0.05pt solid #000000" fo:border-right="none" fo:border-top="none" fo:border-bottom="0.05pt solid #000000" style:writing-mode="lr-tb">
        <style:background-image/>
      </style:table-cell-properties>
    </style:style>
    <style:style style:name="Table2.B2" style:family="table-cell">
      <style:table-cell-properties style:vertical-align="" fo:background-color="#cccccc" fo:padding="0.0382in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5.125in" fo:margin-left="0.8764in" table:align="left"/>
    </style:style>
    <style:style style:name="Table1.A" style:family="table-column">
      <style:table-column-properties style:column-width="1.875in"/>
    </style:style>
    <style:style style:name="Table1.B" style:family="table-column">
      <style:table-column-properties style:column-width="3.25in"/>
    </style:style>
    <style:style style:name="Table1.6" style:family="table-row">
      <style:table-row-properties style:min-row-height="0.2278in"/>
    </style:style>
    <style:style style:name="P1" style:family="paragraph" style:parent-style-name="Standard" style:master-page-name="">
      <style:paragraph-properties style:page-number="auto" fo:break-before="auto" fo:break-after="auto"/>
    </style:style>
    <style:style style:name="P2" style:family="paragraph" style:parent-style-name="Text_20_body">
      <style:paragraph-properties fo:text-align="start" style:justify-single-word="false"/>
      <style:text-properties fo:font-size="11pt" style:text-underline-style="none" style:font-size-asian="11pt" style:font-size-complex="11pt"/>
    </style:style>
    <style:style style:name="P3" style:family="paragraph" style:parent-style-name="Text_20_body">
      <style:text-properties fo:font-size="11pt" style:font-size-asian="11pt" style:font-size-complex="11pt"/>
    </style:style>
    <style:style style:name="P4" style:family="paragraph" style:parent-style-name="Text_20_body">
      <style:text-properties officeooo:paragraph-rsid="00254c33"/>
    </style:style>
    <style:style style:name="P5" style:family="paragraph" style:parent-style-name="Text_20_body">
      <style:text-properties style:font-name="Liberation Serif1" officeooo:paragraph-rsid="00351fed"/>
    </style:style>
    <style:style style:name="P6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text-properties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fo:font-size="11pt" style:font-size-asian="11pt" style:font-size-complex="11pt"/>
    </style:style>
    <style:style style:name="P9" style:family="paragraph" style:parent-style-name="Table_20_Heading">
      <style:paragraph-properties fo:text-align="end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end" style:justify-single-word="false"/>
      <style:text-properties fo:font-size="11pt" style:font-size-asian="11pt" style:font-size-complex="11pt"/>
    </style:style>
    <style:style style:name="P11" style:family="paragraph" style:parent-style-name="Text_20_body">
      <style:paragraph-properties fo:margin-top="0in" fo:margin-bottom="0in" loext:contextual-spacing="false"/>
    </style:style>
    <style:style style:name="P12" style:family="paragraph" style:parent-style-name="Heading_20_1">
      <style:paragraph-properties fo:text-align="start" style:justify-single-word="false"/>
      <style:text-properties fo:font-size="12pt" style:text-underline-style="none" officeooo:paragraph-rsid="0036227f" style:font-size-asian="12pt" style:font-size-complex="12pt"/>
    </style:style>
    <style:style style:name="P13" style:family="paragraph" style:parent-style-name="Standard">
      <style:paragraph-properties fo:text-align="end" style:justify-single-word="false"/>
      <style:text-properties style:font-name="Liberation Serif1" fo:font-size="11pt" style:font-size-asian="11pt" style:font-size-complex="11pt"/>
    </style:style>
    <style:style style:name="P14" style:family="paragraph" style:parent-style-name="Text_20_body">
      <style:text-properties style:font-name="Liberation Serif1" officeooo:paragraph-rsid="0033dbc2"/>
    </style:style>
    <style:style style:name="P15" style:family="paragraph" style:parent-style-name="Text_20_body">
      <style:paragraph-properties fo:text-align="end" style:justify-single-word="false"/>
      <style:text-properties style:font-name="Liberation Serif1" fo:font-size="11pt" officeooo:rsid="0033dbc2" officeooo:paragraph-rsid="003b2e8f" style:font-size-asian="11pt" style:font-size-complex="11pt"/>
    </style:style>
    <style:style style:name="P16" style:family="paragraph" style:parent-style-name="Text_20_body">
      <style:text-properties style:font-name="Liberation Serif1" fo:font-size="11pt" officeooo:rsid="0033dbc2" officeooo:paragraph-rsid="0033dbc2" style:font-size-asian="11pt" style:font-size-complex="11pt"/>
    </style:style>
    <style:style style:name="P17" style:family="paragraph" style:parent-style-name="Text_20_body">
      <style:paragraph-properties fo:text-align="end" style:justify-single-word="false"/>
      <style:text-properties style:font-name="Liberation Serif1" fo:font-size="11pt" officeooo:rsid="003b2e8f" officeooo:paragraph-rsid="003b2e8f" style:font-size-asian="11pt" style:font-size-complex="11pt"/>
    </style:style>
    <style:style style:name="P18" style:family="paragraph" style:parent-style-name="Text_20_body">
      <style:text-properties style:font-name="Liberation Serif1" officeooo:paragraph-rsid="003c6ae3" style:font-size-complex="11pt"/>
    </style:style>
    <style:style style:name="P19" style:family="paragraph" style:parent-style-name="Text_20_body">
      <style:text-properties style:font-name="Liberation Serif1" officeooo:paragraph-rsid="003c6ae3"/>
    </style:style>
    <style:style style:name="P20" style:family="paragraph" style:parent-style-name="Text_20_body">
      <style:text-properties style:font-name="Liberation Serif1" officeooo:paragraph-rsid="00351fed"/>
    </style:style>
    <style:style style:name="P21" style:family="paragraph" style:parent-style-name="Text_20_body">
      <style:text-properties officeooo:paragraph-rsid="00254c33"/>
    </style:style>
    <style:style style:name="P22" style:family="paragraph" style:parent-style-name="Table_20_Contents">
      <style:text-properties officeooo:paragraph-rsid="0033dbc2"/>
    </style:style>
    <style:style style:name="P23" style:family="paragraph" style:parent-style-name="Table_20_Contents">
      <style:paragraph-properties fo:text-align="end" style:justify-single-word="false"/>
      <style:text-properties officeooo:paragraph-rsid="0033dbc2"/>
    </style:style>
    <style:style style:name="P24" style:family="paragraph" style:parent-style-name="Table_20_Contents">
      <style:text-properties style:font-size-complex="11pt"/>
    </style:style>
    <style:style style:name="P25" style:family="paragraph" style:parent-style-name="Table_20_Contents">
      <style:text-properties style:font-name="Liberation Serif1" fo:font-size="11pt" fo:font-weight="bold" style:font-size-asian="10.5pt" style:font-weight-asian="bold" style:font-weight-complex="bold"/>
    </style:style>
    <style:style style:name="P26" style:family="paragraph" style:parent-style-name="Table_20_Contents">
      <style:text-properties style:font-name="Liberation Serif1" fo:font-size="11pt" style:font-size-asian="11pt" style:font-size-complex="11pt"/>
    </style:style>
    <style:style style:name="P27" style:family="paragraph" style:parent-style-name="Table_20_Contents">
      <style:paragraph-properties fo:text-align="end" style:justify-single-word="false"/>
      <style:text-properties style:font-name="Liberation Serif1" fo:font-size="11pt" style:font-size-asian="11pt" style:font-size-complex="11pt"/>
    </style:style>
    <style:style style:name="P28" style:family="paragraph" style:parent-style-name="Table_20_Heading">
      <style:text-properties style:font-name="Liberation Serif1" officeooo:rsid="0033dbc2" officeooo:paragraph-rsid="0033dbc2"/>
    </style:style>
    <style:style style:name="P29" style:family="paragraph" style:parent-style-name="Table_20_Heading">
      <style:text-properties style:font-name="Liberation Serif1" officeooo:rsid="0033dbc2" officeooo:paragraph-rsid="003c6ae3"/>
    </style:style>
    <style:style style:name="P30" style:family="paragraph" style:parent-style-name="Table_20_Heading">
      <style:text-properties style:font-name="Liberation Serif1" officeooo:rsid="0039c16b" officeooo:paragraph-rsid="0039c16b"/>
    </style:style>
    <style:style style:name="P31" style:family="paragraph" style:parent-style-name="Table_20_Heading">
      <style:text-properties style:font-name="Liberation Serif1" officeooo:rsid="003b2e8f" officeooo:paragraph-rsid="003b2e8f"/>
    </style:style>
    <style:style style:name="T1" style:family="text">
      <style:text-properties officeooo:rsid="00252e5e"/>
    </style:style>
    <style:style style:name="T2" style:family="text">
      <style:text-properties officeooo:rsid="0036227f"/>
    </style:style>
    <style:style style:name="T3" style:family="text">
      <style:text-properties fo:font-size="11pt" fo:font-weight="normal" officeooo:rsid="0036227f" style:font-size-asian="11pt" style:font-weight-asian="normal" style:font-size-complex="11pt" style:font-weight-complex="normal"/>
    </style:style>
    <style:style style:name="T4" style:family="text">
      <style:text-properties style:font-name="Liberation Sans" fo:font-size="11pt" officeooo:rsid="00252e5e" style:font-size-asian="11pt" style:font-size-complex="11pt"/>
    </style:style>
    <style:style style:name="T5" style:family="text">
      <style:text-properties style:font-name="Liberation Sans" fo:font-size="11pt" fo:font-weight="normal" officeooo:rsid="00252e5e" style:font-size-asian="11pt" style:font-weight-asian="normal" style:font-size-complex="11pt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placeholder text:placeholder-type="text">&lt;for each="sale in objects"&gt;</text:placeholder></text:p>
      <text:p text:style-name="Standard"><text:placeholder text:placeholder-type="text">&lt;setLang(sale.party.lang and sale.party.lang.code or 'en_US')&gt;</text:placeholder><text:placeholder text:placeholder-type="text">&lt;sale.setLang(sale.party.lang and sale.party.lang.code or 'en_US')&gt;</text:placeholder></text:p>
      <text:p text:style-name="Standard"/>
      <text:p text:style-name="Standard"><text:placeholder text:placeholder-type="text">&lt;sale.shop.name&gt;</text:placeholder></text:p>
      <text:p text:style-name="Standard"><text:placeholder text:placeholder-type="text">&lt;sale.shop.warehouse.address.street if sale.shop.warehouse.address else ''&gt;</text:placeholder></text:p>
      <text:p text:style-name="Standard"><text:placeholder text:placeholder-type="text">&lt;sale.shop.warehouse.address.zip if sale.shop.warehouse.address else ''&gt;</text:placeholder> <text:placeholder text:placeholder-type="text">&lt;sale.shop.warehouse.address.city if sale.shop.warehouse.address else ''&gt;</text:placeholder></text:p>
      <text:p text:style-name="P11"/>
      <text:p text:style-name="P12"><text:span text:style-name="T5">Factura</text:span><text:span text:style-name="T4">:</text:span><text:span text:style-name="T2"> </text:span><text:span text:style-name="T3"><text:placeholder text:placeholder-type="text">&lt;invoice.number&gt;</text:placeholder></text:span></text:p>
      <text:p text:style-name="P2"><text:span text:style-name="T1">Fecha</text:span>: <text:placeholder text:placeholder-type="text">&lt;formatLang(sale.sale_date, sale.party.lang) if sale.sale_date else ''&gt;</text:placeholder></text:p>
      <text:p text:style-name="Standard"><text:span text:style-name="T1">Cliente</text:span>: <text:placeholder text:placeholder-type="text">&lt;sale.party.full_name&gt;</text:placeholder></text:p>
      <text:p text:style-name="P3"/>
      <text:p text:style-name="P16"><text:placeholder text:placeholder-type="text">&lt;if test="invoice_e == 'true'"&gt;</text:placeholder></text:p>
      <table:table table:name="Table2" table:style-name="Table2">
        <table:table-column table:style-name="Table2.A" table:number-columns-repeated="2"/>
        <table:table-header-rows>
          <table:table-row>
            <table:table-cell table:style-name="Table2.A1" table:number-columns-spanned="2" office:value-type="string">
              <text:p text:style-name="P29">Crédito</text:p>
              <text:p text:style-name="P19"><text:placeholder text:placeholder-type="text">&lt;if test="sale.payment_term.description"&gt;</text:placeholder></text:p>
              <text:p text:style-name="P19"><text:placeholder text:placeholder-type="text">&lt;for each="description in (sale.payment_term.description or '').split('\n')"&gt;</text:placeholder></text:p>
              <text:p text:style-name="P19"><text:placeholder text:placeholder-type="text">&lt;description&gt;</text:placeholder></text:p>
              <text:p text:style-name="P19"><text:placeholder text:placeholder-type="text">&lt;/for&gt;</text:placeholder></text:p>
              <text:p text:style-name="P18"><text:placeholder text:placeholder-type="text">&lt;/if&gt;</text:placeholder></text:p>
            </table:table-cell>
            <table:covered-table-cell/>
          </table:table-row>
          <table:table-row table:style-name="Table2.2">
            <table:table-cell table:style-name="Table2.A2" office:value-type="string">
              <text:p text:style-name="P25">Fecha de vencimiento</text:p>
            </table:table-cell>
            <table:table-cell table:style-name="Table2.B2" office:value-type="string">
              <text:p text:style-name="P25">Monto</text:p>
            </table:table-cell>
          </table:table-row>
        </table:table-header-rows>
        <table:table-row>
          <table:table-cell table:style-name="Table2.A5" office:value-type="string">
            <text:p text:style-name="P22"><text:placeholder text:placeholder-type="text">&lt;for each="line in invoice.lines_to_pay"&gt;</text:placeholder></text:p>
          </table:table-cell>
          <table:table-cell table:style-name="Table2.B5" office:value-type="string">
            <text:p text:style-name="P24"/>
          </table:table-cell>
        </table:table-row>
        <table:table-row>
          <table:table-cell table:style-name="Table2.A5" office:value-type="string">
            <text:p text:style-name="P22"><text:placeholder text:placeholder-type="text">&lt;formatLang(line.maturity_date, invoice.party.lang)&gt;</text:placeholder></text:p>
          </table:table-cell>
          <table:table-cell table:style-name="Table2.B5" office:value-type="string">
            <text:p text:style-name="P23"><text:placeholder text:placeholder-type="text">&lt;line.amount_second_currency and formatLang(line.amount_second_currency, invoice.party.lang, currency=invoice.currency) or formatLang(line.debit - line.credit, invoice.party.lang, currency=invoice.currency)&gt;</text:placeholder></text:p>
          </table:table-cell>
        </table:table-row>
        <table:table-row>
          <table:table-cell table:style-name="Table2.A5" office:value-type="string">
            <text:p text:style-name="P22"><text:placeholder text:placeholder-type="text">&lt;/for&gt;</text:placeholder></text:p>
          </table:table-cell>
          <table:table-cell table:style-name="Table2.B5" office:value-type="string">
            <text:p text:style-name="P24"/>
          </table:table-cell>
        </table:table-row>
      </table:table>
      <text:p text:style-name="P5"><text:placeholder text:placeholder-type="text">&lt;/if&gt;</text:placeholder></text:p>
      <text:p text:style-name="P5"/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26"><text:span text:style-name="T1">Pagado</text:span>:</text:p>
          </table:table-cell>
          <table:table-cell office:value-type="string">
            <text:p text:style-name="P27"><text:placeholder text:placeholder-type="text">&lt;formatLang(sale.paid_amount, sale.party.lang, currency=sale.currency)&gt;</text:placeholder></text:p>
          </table:table-cell>
        </table:table-row>
        <table:table-row>
          <table:table-cell office:value-type="string">
            <text:p text:style-name="P27"><text:placeholder text:placeholder-type="text">&lt;choose test=""&gt;</text:placeholder></text:p>
          </table:table-cell>
          <table:table-cell office:value-type="string">
            <text:p text:style-name="P27"/>
          </table:table-cell>
        </table:table-row>
        <table:table-row>
          <table:table-cell office:value-type="string">
            <text:p text:style-name="P27"><text:placeholder text:placeholder-type="text">&lt;when test="sale.residual_amount != 0"&gt;</text:placeholder></text:p>
          </table:table-cell>
          <table:table-cell office:value-type="string">
            <text:p text:style-name="P27"/>
          </table:table-cell>
        </table:table-row>
        <table:table-row>
          <table:table-cell office:value-type="string">
            <text:p text:style-name="P26"><text:span text:style-name="T1">Pendiente</text:span>:</text:p>
          </table:table-cell>
          <table:table-cell office:value-type="string">
            <text:p text:style-name="P27"><text:placeholder text:placeholder-type="text">&lt;formatLang(sale.residual_amount, sale.party.lang, currency=sale.currency)&gt;</text:placeholder></text:p>
          </table:table-cell>
        </table:table-row>
        <table:table-row>
          <table:table-cell office:value-type="string">
            <text:p text:style-name="P27"><text:placeholder text:placeholder-type="text">&lt;/when&gt;</text:placeholder></text:p>
          </table:table-cell>
          <table:table-cell office:value-type="string">
            <text:p text:style-name="P27"/>
          </table:table-cell>
        </table:table-row>
        <table:table-row table:style-name="Table1.6">
          <table:table-cell office:value-type="string">
            <text:p text:style-name="P27"><text:placeholder text:placeholder-type="text">&lt;/choose&gt;</text:placeholder></text:p>
          </table:table-cell>
          <table:table-cell office:value-type="string">
            <text:p text:style-name="P27"/>
          </table:table-cell>
        </table:table-row>
      </table:table>
      <table:table table:name="Table4" table:style-name="Table4">
        <table:table-column table:style-name="Table4.A"/>
        <table:table-row>
          <table:table-cell office:value-type="string">
            <text:p text:style-name="P7"/>
          </table:table-cell>
        </table:table-row>
      </table:table>
      <text:p text:style-name="P4"/>
      <text:p text:style-name="P4"><text:span text:style-name="T1">Vendedor</text:span>: <text:placeholder text:placeholder-type="text">&lt;user.name&gt;</text:placeholder></text:p>
      <text:p text:style-name="Text_20_body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2" svg:font-family="'Liberation Sans'" style:font-family-generic="swiss" style:font-pitch="variable"/>
    <style:font-face style:name="Liberation Sans1" svg:font-family="'Liberation Sans'" style:font-adornments="Bold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erif" fo:font-family="'Liberation Serif'" style:font-style-name="Regular" style:font-family-generic="roman" style:font-pitch="variable" fo:font-size="16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style:shadow="none"/>
      <style:text-properties style:font-name="Liberation Sans" fo:font-family="'Liberation Sans'" style:font-style-name="Regular" style:font-family-generic="swiss" style:font-pitch="variabl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style:font-name="Liberation Sans1" fo:font-family="'Liberation Sans'" style:font-style-name="Bold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 style:master-page-name="">
      <style:paragraph-properties fo:text-align="center" style:justify-single-word="false" style:page-number="auto" text:number-lines="false" text:line-number="0"/>
      <style:text-properties style:font-name="Liberation Sans1" fo:font-family="'Liberation Sans'" style:font-style-name="Bold" style:font-family-generic="swiss" style:font-pitch="variable" fo:font-weight="bold" style:font-size-asian="10.5pt" style:font-weight-asian="bold" style:font-weight-complex="bold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margin-top="0in" fo:margin-bottom="0in" loext:contextual-spacing="false" fo:text-indent="0in" style:auto-text-indent="false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902in" fo:margin-bottom="0.7902in" fo:margin-left="0.7902in" fo:margin-right="0.790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0.2.2$Linux_X86_64 LibreOffice_project/37b43f919e4de5eeaca9b9755ed688758a8251fe</meta:generator>
    <meta:creation-date>2008-06-07T15:28:22</meta:creation-date>
    <dc:date>2009-01-10T16:03:33</dc:date>
    <meta:editing-cycles>1</meta:editing-cycles>
    <meta:editing-duration>PT0S</meta:editing-duration>
    <meta:document-statistic meta:table-count="3" meta:image-count="0" meta:object-count="0" meta:page-count="1" meta:paragraph-count="32" meta:word-count="98" meta:character-count="1305" meta:non-whitespace-character-count="1239"/>
    <meta:user-defined meta:name="Info 1"/>
    <meta:user-defined meta:name="Info 2"/>
    <meta:user-defined meta:name="Info 3"/>
    <meta:user-defined meta:name="Info 4"/>
  </office:meta>
</office:document-meta>
</file>